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kin switches back to joan the maid after death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Names of Collaborators not included, altough that might not be necessary in this particular script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4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.347 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20 different 1v1 locations, although perhaps not enough space exists for them to vary by 2% map edg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hostile gaia objects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hostle gaia objects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8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2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8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8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4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8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8];[.A86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8:.$F$78];[.A86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8];[.A87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calcext:conditional-formats>
          <calcext:conditional-format calcext:target-range-address="'DATE (24-11-16)'.F38:'DATE (24-11-16)'.F40 'DATE (24-11-16)'.F42:'DATE (24-11-16)'.F42 'DATE (24-11-16)'.F44:'DATE (24-11-16)'.F47 'DATE (24-11-16)'.F49:'DATE (24-11-16)'.F52 'DATE (24-11-16)'.F54:'DATE (24-11-16)'.F54 'DATE (24-11-16)'.F56:'DATE (24-11-16)'.F57 'DATE (24-11-16)'.F59:'DATE (24-11-16)'.F61 'DATE (24-11-16)'.F63:'DATE (24-11-16)'.F70 'DATE (24-11-16)'.F72:'DATE (24-11-16)'.F72 'DATE (24-11-16)'.F74:'DATE (24-11-16)'.F74 'DATE (24-11-16)'.F76:'DATE (24-11-16)'.F76 'DATE (24-11-16)'.F78:'DATE (24-11-16)'.F78 'DATE (24-11-16)'.D38:'DATE (24-11-16)'.D40 'DATE (24-11-16)'.D42:'DATE (24-11-16)'.D42 'DATE (24-11-16)'.D44:'DATE (24-11-16)'.D47 'DATE (24-11-16)'.D49:'DATE (24-11-16)'.D52 'DATE (24-11-16)'.D54:'DATE (24-11-16)'.D54 'DATE (24-11-16)'.D56:'DATE (24-11-16)'.D57 'DATE (24-11-16)'.D59:'DATE (24-11-16)'.D61 'DATE (24-11-16)'.D63:'DATE (24-11-16)'.D70 'DATE (24-11-16)'.D72:'DATE (24-11-16)'.D72 'DATE (24-11-16)'.D74:'DATE (24-11-16)'.D74 'DATE (24-11-16)'.D76:'DATE (24-11-16)'.D76 'DATE (24-11-16)'.D78:'DATE (24-11-16)'.D78 'DATE (24-11-16)'.D8:'DATE (24-11-16)'.D35 'DATE (24-11-16)'.F8:'DATE (24-11-16)'.F35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here are no collaborators, made it all myself!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8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2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8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8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4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8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8];[.A86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8:.$F$78];[.A86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8];[.A87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calcext:conditional-formats>
          <calcext:conditional-format calcext:target-range-address="'DATE (24-12-01)'.F38:'DATE (24-12-01)'.F40 'DATE (24-12-01)'.F42:'DATE (24-12-01)'.F42 'DATE (24-12-01)'.F44:'DATE (24-12-01)'.F47 'DATE (24-12-01)'.F49:'DATE (24-12-01)'.F52 'DATE (24-12-01)'.F54:'DATE (24-12-01)'.F54 'DATE (24-12-01)'.F56:'DATE (24-12-01)'.F57 'DATE (24-12-01)'.F59:'DATE (24-12-01)'.F61 'DATE (24-12-01)'.F63:'DATE (24-12-01)'.F70 'DATE (24-12-01)'.F72:'DATE (24-12-01)'.F72 'DATE (24-12-01)'.F74:'DATE (24-12-01)'.F74 'DATE (24-12-01)'.F76:'DATE (24-12-01)'.F76 'DATE (24-12-01)'.F78:'DATE (24-12-01)'.F78 'DATE (24-12-01)'.D38:'DATE (24-12-01)'.D40 'DATE (24-12-01)'.D42:'DATE (24-12-01)'.D42 'DATE (24-12-01)'.D44:'DATE (24-12-01)'.D47 'DATE (24-12-01)'.D49:'DATE (24-12-01)'.D52 'DATE (24-12-01)'.D54:'DATE (24-12-01)'.D54 'DATE (24-12-01)'.D56:'DATE (24-12-01)'.D57 'DATE (24-12-01)'.D59:'DATE (24-12-01)'.D61 'DATE (24-12-01)'.D63:'DATE (24-12-01)'.D70 'DATE (24-12-01)'.D72:'DATE (24-12-01)'.D72 'DATE (24-12-01)'.D74:'DATE (24-12-01)'.D74 'DATE (24-12-01)'.D76:'DATE (24-12-01)'.D76 'DATE (24-12-01)'.D78:'DATE (24-12-01)'.D78 'DATE (24-12-01)'.D8:'DATE (24-12-01)'.D35 'DATE (24-12-01)'.F8:'DATE (24-12-01)'.F35">
            <calcext:condition calcext:apply-style-name="Red Fill" calcext:value="=&quot;Non-Compliant&quot;" calcext:base-cell-address="'DATE (24-12-01)'.D8"/>
            <calcext:condition calcext:apply-style-name="Orange Fill" calcext:value="=&quot;Exception Rejected&quot;" calcext:base-cell-address="'DATE (24-12-01)'.D8"/>
            <calcext:condition calcext:apply-style-name="Light Green Fill" calcext:value="=&quot;Compliance Expected&quot;" calcext:base-cell-address="'DATE (24-12-01)'.D8"/>
            <calcext:condition calcext:apply-style-name="Dark Green Fill" calcext:value="=&quot;Exception Granted&quot;" calcext:base-cell-address="'DATE (24-12-01)'.D8"/>
            <calcext:condition calcext:apply-style-name="Emerald Fill" calcext:value="=&quot;Compliant&quot;" calcext:base-cell-address="'DATE (24-12-01)'.D8"/>
            <calcext:condition calcext:apply-style-name="Note" calcext:value="=&quot;Not-Applicable&quot;" calcext:base-cell-address="'DATE (24-12-01)'.D8"/>
            <calcext:condition calcext:apply-style-name="Yellow Fill" calcext:value="=&quot;Exception Requested&quot;" calcext:base-cell-address="'DATE (24-12-01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13:33:39.174000000</dc:date>
    <meta:editing-duration>P2DT17H44M30S</meta:editing-duration>
    <meta:editing-cycles>213</meta:editing-cycles>
    <meta:generator>LibreOffice/24.8.3.2$Windows_X86_64 LibreOffice_project/48a6bac9e7e268aeb4c3483fcf825c94556d9f92</meta:generator>
    <meta:document-statistic meta:table-count="2" meta:cell-count="500" meta:object-count="0"/>
  </office:meta>
</office:document-meta>
</file>